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family-generic="system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Heading_20_3">
      <style:paragraph-properties fo:text-align="justify" style:justify-single-word="false"/>
      <style:text-properties fo:language="en" fo:country="US"/>
    </style:style>
    <style:style style:name="P16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style:text-position="super 67%" fo:language="en" fo:country="US"/>
    </style:style>
    <style:style style:name="T4" style:family="text">
      <style:text-properties style:font-name="Nimbus Sans L" fo:language="en" fo:country="US"/>
    </style:style>
    <style:style style:name="T5" style:family="text">
      <style:text-properties style:font-name="DejaVu Sans Mono" fo:font-size="10pt" style:font-size-asian="10pt" style:font-size-complex="10pt"/>
    </style:style>
    <text:list-style style:name="L1">
      <text:list-level-style-number text:level="1" text:style-name="WW_5f_CharLFO1LVL1" style:num-suffix=".0" style:num-format="1">
        <style:list-level-properties text:space-before="1.244cm" text:min-label-width="0.926cm"/>
      </text:list-level-style-number>
      <text:list-level-style-number text:level="2" text:style-name="WW_5f_CharLFO1LVL2" style:num-format="1" text:display-levels="2">
        <style:list-level-properties text:space-before="2.494cm" text:min-label-width="0.926cm"/>
      </text:list-level-style-number>
      <text:list-level-style-number text:level="3" text:style-name="WW_5f_CharLFO1LVL3" style:num-format="1" text:display-levels="3">
        <style:list-level-properties text:space-before="3.745cm" text:min-label-width="1.27cm"/>
      </text:list-level-style-number>
      <text:list-level-style-number text:level="4" text:style-name="WW_5f_CharLFO1LVL4" style:num-format="1" text:display-levels="4">
        <style:list-level-properties text:space-before="4.995cm" text:min-label-width="1.27cm"/>
      </text:list-level-style-number>
      <text:list-level-style-number text:level="5" text:style-name="WW_5f_CharLFO1LVL5" style:num-format="1" text:display-levels="5">
        <style:list-level-properties text:space-before="6.246cm" text:min-label-width="1.905cm"/>
      </text:list-level-style-number>
      <text:list-level-style-number text:level="6" text:style-name="WW_5f_CharLFO1LVL6" style:num-format="1" text:display-levels="6">
        <style:list-level-properties text:space-before="7.497cm" text:min-label-width="1.905cm"/>
      </text:list-level-style-number>
      <text:list-level-style-number text:level="7" text:style-name="WW_5f_CharLFO1LVL7" style:num-format="1" text:display-levels="7">
        <style:list-level-properties text:space-before="8.747cm" text:min-label-width="2.54cm"/>
      </text:list-level-style-number>
      <text:list-level-style-number text:level="8" text:style-name="WW_5f_CharLFO1LVL8" style:num-format="1" text:display-levels="8">
        <style:list-level-properties text:space-before="9.998cm" text:min-label-width="2.54cm"/>
      </text:list-level-style-number>
      <text:list-level-style-number text:level="9" text:style-name="WW_5f_CharLFO1LVL9" style:num-format="1" text:display-levels="9">
        <style:list-level-properties text:space-before="11.24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tracked-changes>
        <text:changed-region text:id="ct179046896">
          <text:deletion>
            <office:change-info>
              <dc:creator>Auteur inconnu</dc:creator>
              <dc:date>2010-03-02T13:50:00</dc:date>
            </office:change-info>
            <text:p text:style-name="P1">Title: MSDOS variable replaced by getos() </text:p>
            <text:p text:style-name="P1"/>
          </text:deletion>
        </text:changed-region>
        <text:changed-region text:id="ct182934008">
          <text:deletion>
            <office:change-info>
              <dc:creator>Auteur inconnu</dc:creator>
              <dc:date>2010-03-02T13:50:00</dc:date>
            </office:change-info>
            <text:p text:style-name="P2"><text:s/></text:p>
          </text:deletion>
        </text:changed-region>
        <text:changed-region text:id="ct161833168">
          <text:deletion>
            <office:change-info>
              <dc:creator>Auteur inconnu</dc:creator>
              <dc:date>2010-03-02T13:50:00</dc:date>
            </office:change-info>
            <text:p text:style-name="P3"><text:span text:style-name="Police_20_par_20_défaut"><text:span text:style-name="T1">e</text:spa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P #39: MSDOS variable replaced by getos()</text:p>
      <text:p text:style-name="P4"/>
      <text:p text:style-name="P1"/>
      <text:p text:style-name="P1"><text:change text:change-id="ct179046896"/>Version: 1.0</text:p>
      <text:p text:style-name="P1">Author: Allan CORNET (allan.cornet@scilab.org)</text:p>
      <text:p text:style-name="P1">Review:</text:p>
      <text:p text:style-name="P1">Commented:</text:p>
      <text:p text:style-name="P1">State:</text:p>
      <text:p text:style-name="P1">Scilab-Version: Scilab 5.3</text:p>
      <text:p text:style-name="P1">Vote: No</text:p>
      <text:p text:style-name="P7"><text:span text:style-name="Police_20_par_20_défaut"><text:span text:style-name="T2">Created: March 2</text:span></text:span><text:span text:style-name="Police_20_par_20_défaut"><text:span text:style-name="T3">nd</text:span></text:span><text:span text:style-name="Police_20_par_20_défaut"><text:span text:style-name="T2">, 2010</text:span></text:span></text:p>
      <text:p text:style-name="P4"/>
      <text:p text:style-name="P1"/>
      <text:p text:style-name="P15">Abstract</text:p>
      <text:p text:style-name="P1">The aim of this SEP is to replace old defined variable MSDOS in scilab.</text:p>
      <text:p text:style-name="P1">MSDOS is confusing and have no more reason to existing.</text:p>
      <text:p text:style-name="P1"><text:s/></text:p>
      <text:p text:style-name="P15">Rationale</text:p>
      <text:p text:style-name="P2">MSDOS variable will be declared obsolete in Scilab 5.3 (<text:change text:change-id="ct182934008"/>removed in Scilab 5.4) and replaced by existing function getos().</text:p>
      <text:p text:style-name="P2">To check that you are on Windows, user will do: getos() == "Windows"</text:p>
      <text:p text:style-name="P9">for compatibility, user can define : MSDOS = (getos() == "Windows")<text:tab/></text:p>
      <text:p text:style-name="P16"><text:span text:style-name="Teletype"><text:span text:style-name="T4">Example Usage</text:span></text:span></text:p>
      <text:p text:style-name="P9">if (getos() == "Windows") then disp("Scilab on Windows"); end</text:p>
      <text:p text:style-name="P9">if (getos() == "Linux") then disp("Scilab on Linux"); end</text:p>
      <text:p text:style-name="P9">if (getos() == "SunOS") then disp("Scilab on Solaris"); end</text:p>
      <text:p text:style-name="P9">if (getos() == "Darwin") then disp("Scilab on MacOs"); end</text:p>
      <text:p text:style-name="P9"/>
      <text:p text:style-name="P16">Changelog</text:p>
      <text:list xml:id="list542906246" text:style-name="L1">
        <text:list-item>
          <text:p text:style-name="P13"><text:span text:style-name="Police_20_par_20_défaut"><text:span text:style-name="T1">Allan CORNET - Initial</text:span></text:span><text:change text:change-id="ct161833168"/><text:span text:style-name="Police_20_par_20_défaut"><text:span text:style-name="T1"> version</text:span></text:span></text:p>
        </text:list-item>
      </text:list>
      <text:p text:style-name="P16">Copyright</text:p>
      <text:p text:style-name="P5"><text:tab/>This document has been placed under the license CeCILL-B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0Z</meta:creation-date>
    <dc:date>2010-03-02T13:51:08</dc:date>
    <meta:editing-cycles>6</meta:editing-cycles>
    <meta:editing-duration>PT00H19M57S</meta:editing-duration>
    <meta:document-statistic meta:table-count="0" meta:image-count="0" meta:object-count="0" meta:page-count="1" meta:paragraph-count="29" meta:word-count="156" meta:character-count="984"/>
    <meta:user-defined meta:name="Info 1"/>
    <meta:user-defined meta:name="Info 2"/>
    <meta:user-defined meta:name="Info 3"/>
    <meta:user-defined meta:name="Info 4"/>
    <meta:template xlink:type="simple" xlink:actuate="onRequest" xlink:title="" xlink:href="/home/sylvestre/.evolution/cache/tmp/evolution-sylvestre-FJ5a3w/SEP_39_MSDOS.odt/Normal.dotm"/>
  </office:meta>
</office:document-meta>
</file>